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C0000010413535D855EF1E264.png" manifest:media-type="image/png"/>
  <manifest:file-entry manifest:full-path="Pictures/100000000000002000000020B2FF2A327EABC87D.png" manifest:media-type="image/png"/>
  <manifest:file-entry manifest:full-path="Pictures/100002010000015C00000104253CA2BF2F6FE50C.png" manifest:media-type="image/png"/>
  <manifest:file-entry manifest:full-path="Pictures/100000000000055600000300C32362E53F69C13D.png" manifest:media-type="image/png"/>
  <manifest:file-entry manifest:full-path="Pictures/100002010000015B0000009C893E3EF4C97715E4.png" manifest:media-type="image/png"/>
  <manifest:file-entry manifest:full-path="Pictures/100002010000015C00000104833C8AA0F9EA51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cm" fo:min-width="3.7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NA-subtitle">
      <style:graphic-properties draw:fill-color="#ffffff" fo:min-height="0.8cm"/>
    </style:style>
    <style:style style:name="pr2" style:family="presentation" style:parent-style-name="DNA-subtitle">
      <style:graphic-properties draw:fill-color="#ffffff" fo:min-height="0.967cm"/>
    </style:style>
    <style:style style:name="pr3" style:family="presentation" style:parent-style-name="DNA-subtitle">
      <style:graphic-properties draw:fill-color="#ffffff" fo:min-height="1.733cm"/>
    </style:style>
    <style:style style:name="pr4" style:family="presentation" style:parent-style-name="DNA-subtitle">
      <style:graphic-properties draw:fill-color="#ffffff" fo:min-height="1.169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5pt" style:font-size-asian="24pt" style:font-size-complex="24pt"/>
    </style:style>
    <style:style style:name="P4" style:family="paragraph">
      <loext:graphic-properties draw:fill-color="#ffffff"/>
      <style:text-properties fo:color="#0066b3" fo:font-size="15pt" style:font-size-asian="24pt" style:font-size-complex="2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text-properties fo:font-size="54pt" style:font-size-asian="24pt" style:font-size-complex="24pt"/>
    </style:style>
    <style:style style:name="P7" style:family="paragraph">
      <loext:graphic-properties draw:fill-color="#ffffff"/>
      <style:text-properties fo:color="#ed1c24" fo:font-size="15pt" style:font-size-asian="24pt" style:font-size-complex="24pt"/>
    </style:style>
    <style:style style:name="P8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color="#0066b3" fo:font-size="15pt" style:font-size-asian="24pt" style:font-size-complex="24pt"/>
    </style:style>
    <style:style style:name="T3" style:family="text">
      <style:text-properties fo:font-size="54pt" style:font-size-asian="24pt" style:font-size-complex="24pt"/>
    </style:style>
    <style:style style:name="T4" style:family="text">
      <style:text-properties fo:color="#ed1c24" fo:font-size="15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xml:id="id4" draw:id="id4" draw:layer="layout" svg:width="4.2cm" svg:height="1.05cm" svg:x="17.1cm" svg:y="6.2cm">
          <text:p text:style-name="P1"><text:span text:style-name="T1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cm" svg:height="1cm" svg:x="20.2cm" svg:y="8.8cm">
          <text:p text:style-name="P1"><text:span text:style-name="T1">=</text:span><text:span text:style-name="T1"> </text:span><text:span text:style-name="T1">5</text:span><text:span text:style-name="T1">5</text:span><text:span text:style-name="T1"> </text:span><text:span text:style-name="T1">?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2cm" svg:y1="8.1cm" svg:x2="24.3cm" svg:y2="8.1cm">
          <text:p/>
        </draw:line>
        <draw:line draw:style-name="gr4" draw:text-style-name="P2" draw:layer="layout" svg:x1="24.3cm" svg:y1="8.1cm" svg:x2="24.3cm" svg:y2="9.4cm">
          <text:p/>
        </draw:line>
        <draw:line draw:style-name="gr4" draw:text-style-name="P2" draw:layer="layout" svg:x1="27.8cm" svg:y1="8.1cm" svg:x2="27.8cm" svg:y2="9.4cm">
          <text:p/>
        </draw:line>
        <draw:frame presentation:style-name="pr1" draw:text-style-name="P3" draw:layer="layout" svg:width="1cm" svg:height="0.8cm" svg:x="19.3cm" svg:y="7.3cm">
          <draw:text-box>
            <text:p><text:span text:style-name="T1">8</text:span></text:p>
          </draw:text-box>
        </draw:frame>
        <draw:frame presentation:style-name="pr1" draw:text-style-name="P3" draw:layer="layout" svg:width="1cm" svg:height="0.8cm" svg:x="24.3cm" svg:y="8.1cm">
          <draw:text-box>
            <text:p><text:span text:style-name="T1">8</text:span></text:p>
          </draw:text-box>
        </draw:frame>
        <draw:frame presentation:style-name="pr1" draw:text-style-name="P3" draw:layer="layout" svg:width="1cm" svg:height="0.8cm" svg:x="27.9cm" svg:y="8.1cm">
          <draw:text-box>
            <text:p><text:span text:style-name="T1">8</text:span></text:p>
          </draw:text-box>
        </draw:frame>
        <draw:frame presentation:style-name="pr1" draw:text-style-name="P3" draw:layer="layout" svg:width="1cm" svg:height="0.8cm" svg:x="27.4cm" svg:y="7.4cm">
          <draw:text-box>
            <text:p><text:span text:style-name="T1">“</text:span><text:span text:style-name="T1">1”</text:span></text:p>
          </draw:text-box>
        </draw:frame>
        <draw:frame presentation:style-name="pr2" draw:text-style-name="P4" draw:layer="layout" svg:width="1.6cm" svg:height="0.967cm" svg:x="22.7cm" svg:y="6.333cm">
          <draw:text-box>
            <text:p><text:span text:style-name="T2">e</text:span><text:span text:style-name="T2">t</text:span><text:span text:style-name="T2">i</text:span><text:span text:style-name="T2">m</text:span><text:span text:style-name="T2">e</text:span></text:p>
          </draw:text-box>
        </draw:frame>
        <draw:line draw:style-name="gr4" draw:text-style-name="P2" draw:layer="layout" svg:x1="22.7cm" svg:y1="6.499cm" svg:x2="21.3cm" svg:y2="6.499cm">
          <text:p/>
        </draw:line>
        <draw:frame draw:style-name="gr5" draw:text-style-name="P2" xml:id="id3" draw:id="id3" draw:layer="layout" svg:width="6.453cm" svg:height="2.901cm" svg:x="22.947cm" svg:y="9.4cm">
          <draw:image xlink:href="Pictures/100002010000015B0000009C893E3EF4C97715E4.png" xlink:type="simple" xlink:show="embed" xlink:actuate="onLoad">
            <text:p/>
          </draw:image>
        </draw:frame>
        <draw:line draw:style-name="gr3" draw:text-style-name="P2" draw:layer="layout" svg:x1="19cm" svg:y1="7.7cm" svg:x2="19.4cm" svg:y2="7.7cm">
          <text:p/>
        </draw:line>
        <draw:line draw:style-name="gr3" draw:text-style-name="P2" draw:layer="layout" svg:x1="24.1cm" svg:y1="8.5cm" svg:x2="24.5cm" svg:y2="8.5cm">
          <text:p/>
        </draw:line>
        <draw:line draw:style-name="gr3" draw:text-style-name="P2" draw:layer="layout" svg:x1="27.6cm" svg:y1="8.5cm" svg:x2="28cm" svg:y2="8.5cm">
          <text:p/>
        </draw:line>
        <draw:line draw:style-name="gr6" draw:text-style-name="P5" draw:layer="layout" svg:x1="19.2cm" svg:y1="7.2cm" svg:x2="19.2cm" svg:y2="8.1cm">
          <text:p/>
        </draw:line>
        <draw:custom-shape draw:style-name="gr2" draw:text-style-name="P1" draw:layer="layout" svg:width="2.4cm" svg:height="1cm" svg:x="17.1cm" svg:y="8.8cm">
          <text:p text:style-name="P1"><text:span text:style-name="T1">= 50 ?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cm" svg:x="14cm" svg:y="8.8cm">
          <text:p text:style-name="P1"><text:span text:style-name="T1">=</text:span><text:span text:style-name="T1"> </text:span><text:span text:style-name="T1">4</text:span><text:span text:style-name="T1">5</text:span><text:span text:style-name="T1"> 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cm" svg:x="20.2cm" svg:y="11.1cm">
          <text:p text:style-name="P1"><text:span text:style-name="T1">= </text:span><text:span text:style-name="T1">110 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cm" svg:x="17.1cm" svg:y="11.1cm">
          <text:p text:style-name="P1"><text:span text:style-name="T1">= </text:span><text:span text:style-name="T1">105 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cm" svg:x="14cm" svg:y="11.1cm">
          <text:p text:style-name="P1"><text:span text:style-name="T1">= 100 ?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cm" svg:x="18.6cm" svg:y="13.3cm">
          <text:p text:style-name="P1"><text:span text:style-name="T1">= 140 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cm" svg:x="15.5cm" svg:y="13.3cm">
          <text:p text:style-name="P1"><text:span text:style-name="T1">= </text:span><text:span text:style-name="T1">135 </text:span><text:span text:style-name="T1">?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5.2cm" svg:y1="8.1cm" svg:x2="15.2cm" svg:y2="8.8cm">
          <text:p/>
        </draw:line>
        <draw:line draw:style-name="gr6" draw:text-style-name="P5" draw:layer="layout" svg:x1="15.2cm" svg:y1="10.7cm" svg:x2="15.2cm" svg:y2="11.1cm">
          <text:p/>
        </draw:line>
        <draw:line draw:style-name="gr6" draw:text-style-name="P5" draw:layer="layout" svg:x1="18.3cm" svg:y1="10.8cm" svg:x2="18.3cm" svg:y2="11.1cm">
          <text:p/>
        </draw:line>
        <draw:line draw:style-name="gr6" draw:text-style-name="P5" draw:layer="layout" svg:x1="21.4cm" svg:y1="10.7cm" svg:x2="21.4cm" svg:y2="11.1cm">
          <text:p/>
        </draw:line>
        <draw:line draw:style-name="gr6" draw:text-style-name="P5" draw:layer="layout" svg:x1="18.3cm" svg:y1="8.1cm" svg:x2="18.3cm" svg:y2="8.8cm">
          <text:p/>
        </draw:line>
        <draw:line draw:style-name="gr6" draw:text-style-name="P5" draw:layer="layout" svg:x1="21.4cm" svg:y1="8.1cm" svg:x2="21.4cm" svg:y2="8.8cm">
          <text:p/>
        </draw:line>
        <draw:line draw:style-name="gr6" draw:text-style-name="P5" draw:layer="layout" svg:x1="15.2cm" svg:y1="10.7cm" svg:x2="21.4cm" svg:y2="10.7cm">
          <text:p/>
        </draw:line>
        <draw:line draw:style-name="gr6" draw:text-style-name="P5" draw:layer="layout" svg:x1="16.7cm" svg:y1="8.1cm" svg:x2="16.7cm" svg:y2="13.3cm">
          <text:p/>
        </draw:line>
        <draw:line draw:style-name="gr6" draw:text-style-name="P5" draw:layer="layout" svg:x1="19.9cm" svg:y1="8.1cm" svg:x2="19.9cm" svg:y2="13.3cm">
          <text:p/>
        </draw:line>
        <draw:frame presentation:style-name="pr3" draw:text-style-name="P6" draw:layer="layout" svg:width="1cm" svg:height="2.11cm" svg:x="16.2cm" svg:y="6.679cm">
          <draw:text-box>
            <text:p><text:span text:style-name="T3">.</text:span></text:p>
          </draw:text-box>
        </draw:frame>
        <draw:line draw:style-name="gr6" draw:text-style-name="P5" draw:layer="layout" svg:x1="19.188cm" svg:y1="7.2cm" svg:x2="19.188cm" svg:y2="8.1cm">
          <text:p/>
        </draw:line>
        <draw:frame presentation:style-name="pr3" draw:text-style-name="P6" draw:layer="layout" svg:width="1cm" svg:height="2.11cm" svg:x="17.8cm" svg:y="6.68cm">
          <draw:text-box>
            <text:p><text:span text:style-name="T3">.</text:span></text:p>
          </draw:text-box>
        </draw:frame>
        <draw:frame presentation:style-name="pr3" draw:text-style-name="P6" draw:layer="layout" svg:width="1cm" svg:height="2.11cm" svg:x="19.4cm" svg:y="6.681cm">
          <draw:text-box>
            <text:p><text:span text:style-name="T3">.</text:span></text:p>
          </draw:text-box>
        </draw:frame>
        <draw:frame presentation:style-name="pr3" draw:text-style-name="P6" draw:layer="layout" svg:width="1cm" svg:height="2.11cm" svg:x="20.9cm" svg:y="6.682cm">
          <draw:text-box>
            <text:p><text:span text:style-name="T3">.</text:span></text:p>
          </draw:text-box>
        </draw:frame>
        <draw:frame presentation:style-name="pr3" draw:text-style-name="P6" draw:layer="layout" svg:width="1cm" svg:height="2.11cm" svg:x="19.4cm" svg:y="9.283cm">
          <draw:text-box>
            <text:p><text:span text:style-name="T3">.</text:span></text:p>
          </draw:text-box>
        </draw:frame>
        <draw:frame presentation:style-name="pr3" draw:text-style-name="P6" draw:layer="layout" svg:width="1cm" svg:height="2.11cm" svg:x="16.2cm" svg:y="9.283cm">
          <draw:text-box>
            <text:p><text:span text:style-name="T3">.</text:span></text:p>
          </draw:text-box>
        </draw:frame>
        <draw:frame presentation:style-name="pr3" draw:text-style-name="P6" draw:layer="layout" svg:width="1cm" svg:height="2.11cm" svg:x="17.8cm" svg:y="9.284cm">
          <draw:text-box>
            <text:p><text:span text:style-name="T3">.</text:span></text:p>
          </draw:text-box>
        </draw:frame>
        <draw:line draw:style-name="gr7" draw:text-style-name="P5" draw:layer="layout" svg:x1="15.2cm" svg:y1="9.9cm" svg:x2="12.2cm" svg:y2="9.9cm">
          <text:p/>
        </draw:line>
        <draw:line draw:style-name="gr7" draw:text-style-name="P5" draw:layer="layout" svg:x1="18.4cm" svg:y1="10.2cm" svg:x2="10.9cm" svg:y2="10.2cm">
          <text:p/>
        </draw:line>
        <draw:line draw:style-name="gr7" draw:text-style-name="P5" draw:layer="layout" svg:x1="21.4cm" svg:y1="10.5cm" svg:x2="9.7cm" svg:y2="10.5cm">
          <text:p/>
        </draw:line>
        <draw:line draw:style-name="gr6" draw:text-style-name="P5" draw:layer="layout" svg:x1="15.2cm" svg:y1="9.8cm" svg:x2="15.2cm" svg:y2="9.9cm">
          <text:p/>
        </draw:line>
        <draw:line draw:style-name="gr6" draw:text-style-name="P5" draw:layer="layout" svg:x1="18.4cm" svg:y1="9.8cm" svg:x2="18.4cm" svg:y2="10.2cm">
          <text:p/>
        </draw:line>
        <draw:line draw:style-name="gr6" draw:text-style-name="P5" draw:layer="layout" svg:x1="21.4cm" svg:y1="9.8cm" svg:x2="21.4cm" svg:y2="10.5cm">
          <text:p/>
        </draw:line>
        <draw:line draw:style-name="gr7" draw:text-style-name="P5" draw:layer="layout" svg:x1="15.213cm" svg:y1="12.25cm" svg:x2="12.1cm" svg:y2="12.25cm">
          <text:p/>
        </draw:line>
        <draw:line draw:style-name="gr7" draw:text-style-name="P5" draw:layer="layout" svg:x1="18.413cm" svg:y1="12.55cm" svg:x2="10.7cm" svg:y2="12.6cm">
          <text:p/>
        </draw:line>
        <draw:line draw:style-name="gr7" draw:text-style-name="P5" draw:layer="layout" svg:x1="21.413cm" svg:y1="12.85cm" svg:x2="9.1cm" svg:y2="12.85cm">
          <text:p/>
        </draw:line>
        <draw:line draw:style-name="gr6" draw:text-style-name="P5" draw:layer="layout" svg:x1="15.213cm" svg:y1="12.1cm" svg:x2="15.213cm" svg:y2="12.25cm">
          <text:p/>
        </draw:line>
        <draw:line draw:style-name="gr6" draw:text-style-name="P5" draw:layer="layout" svg:x1="18.413cm" svg:y1="12.1cm" svg:x2="18.413cm" svg:y2="12.55cm">
          <text:p/>
        </draw:line>
        <draw:line draw:style-name="gr6" draw:text-style-name="P5" draw:layer="layout" svg:x1="21.413cm" svg:y1="12.1cm" svg:x2="21.413cm" svg:y2="12.85cm">
          <text:p/>
        </draw:line>
        <draw:line draw:style-name="gr7" draw:text-style-name="P5" draw:layer="layout" svg:x1="16.726cm" svg:y1="14.513cm" svg:x2="12.1cm" svg:y2="14.513cm">
          <text:p/>
        </draw:line>
        <draw:line draw:style-name="gr7" draw:text-style-name="P5" draw:layer="layout" svg:x1="19.926cm" svg:y1="14.813cm" svg:x2="10.5cm" svg:y2="14.8cm">
          <text:p/>
        </draw:line>
        <draw:line draw:style-name="gr6" draw:text-style-name="P5" draw:layer="layout" svg:x1="16.726cm" svg:y1="14.3cm" svg:x2="16.726cm" svg:y2="14.513cm">
          <text:p/>
        </draw:line>
        <draw:line draw:style-name="gr6" draw:text-style-name="P5" draw:layer="layout" svg:x1="19.926cm" svg:y1="14.3cm" svg:x2="19.926cm" svg:y2="14.813cm">
          <text:p/>
        </draw:line>
        <draw:frame presentation:style-name="pr2" draw:text-style-name="P7" draw:layer="layout" svg:width="1.35cm" svg:height="0.967cm" svg:x="12.4cm" svg:y="9.2cm">
          <draw:text-box>
            <text:p><text:span text:style-name="T4">s45</text:span></text:p>
          </draw:text-box>
        </draw:frame>
        <draw:frame presentation:style-name="pr2" draw:text-style-name="P7" draw:layer="layout" svg:width="1.35cm" svg:height="0.967cm" svg:x="11.1cm" svg:y="9.501cm">
          <draw:text-box>
            <text:p><text:span text:style-name="T4">s50</text:span></text:p>
          </draw:text-box>
        </draw:frame>
        <draw:frame presentation:style-name="pr2" draw:text-style-name="P4" draw:layer="layout" svg:width="1.35cm" svg:height="0.967cm" svg:x="9.9cm" svg:y="9.802cm">
          <draw:text-box>
            <text:p><text:span text:style-name="T2">s55</text:span></text:p>
          </draw:text-box>
        </draw:frame>
        <draw:frame presentation:style-name="pr2" draw:text-style-name="P4" draw:layer="layout" svg:width="1.35cm" svg:height="0.967cm" svg:x="9.9cm" svg:y="9.803cm">
          <draw:text-box>
            <text:p><text:span text:style-name="T4">s55</text:span></text:p>
          </draw:text-box>
        </draw:frame>
        <draw:frame presentation:style-name="pr2" draw:text-style-name="P4" draw:layer="layout" svg:width="1.35cm" svg:height="0.967cm" svg:x="12.4cm" svg:y="11.601cm">
          <draw:text-box>
            <text:p><text:span text:style-name="T4">s100</text:span></text:p>
          </draw:text-box>
        </draw:frame>
        <draw:frame presentation:style-name="pr2" draw:text-style-name="P7" draw:layer="layout" svg:width="1.35cm" svg:height="0.967cm" svg:x="11cm" svg:y="11.902cm">
          <draw:text-box>
            <text:p><text:span text:style-name="T4">s105</text:span></text:p>
          </draw:text-box>
        </draw:frame>
        <draw:frame presentation:style-name="pr2" draw:text-style-name="P7" draw:layer="layout" svg:width="1.35cm" svg:height="0.967cm" svg:x="9.5cm" svg:y="12.203cm">
          <draw:text-box>
            <text:p><text:span text:style-name="T4">s</text:span><text:span text:style-name="T4">1</text:span><text:span text:style-name="T4">1</text:span><text:span text:style-name="T4">0</text:span></text:p>
          </draw:text-box>
        </draw:frame>
        <draw:frame presentation:style-name="pr2" draw:text-style-name="P7" draw:layer="layout" svg:width="1.35cm" svg:height="0.967cm" svg:x="12.4cm" svg:y="13.801cm">
          <draw:text-box>
            <text:p><text:span text:style-name="T4">s</text:span><text:span text:style-name="T4">1</text:span><text:span text:style-name="T4">3</text:span><text:span text:style-name="T4">5</text:span></text:p>
          </draw:text-box>
        </draw:frame>
        <draw:frame presentation:style-name="pr2" draw:text-style-name="P7" draw:layer="layout" svg:width="1.35cm" svg:height="0.967cm" svg:x="10.9cm" svg:y="14.102cm">
          <draw:text-box>
            <text:p><text:span text:style-name="T4">s</text:span><text:span text:style-name="T4">1</text:span><text:span text:style-name="T4">4</text:span><text:span text:style-name="T4">0</text:span></text:p>
          </draw:text-box>
        </draw:frame>
        <draw:frame presentation:style-name="pr1" draw:text-style-name="P3" draw:layer="layout" svg:width="1cm" svg:height="0.8cm" svg:x="26.288cm" svg:y="12.7cm">
          <draw:text-box>
            <text:p><text:span text:style-name="T1">8</text:span></text:p>
          </draw:text-box>
        </draw:frame>
        <draw:line draw:style-name="gr3" draw:text-style-name="P2" draw:layer="layout" svg:x1="25.988cm" svg:y1="13.1cm" svg:x2="26.388cm" svg:y2="13.1cm">
          <text:p/>
        </draw:line>
        <draw:custom-shape draw:style-name="gr1" draw:text-style-name="P1" xml:id="id1" draw:id="id1" draw:layer="layout" svg:width="4.2cm" svg:height="1.05cm" svg:x="4.2cm" svg:y="4.268cm">
          <text:p text:style-name="P1"><text:span text:style-name="T1">cktim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2" draw:id="id2" draw:layer="layout" svg:width="4cm" svg:height="1cm" svg:x="4.3cm" svg:y="7.868cm">
          <text:p text:style-name="P1"><text:span text:style-name="T1">=</text:span><text:span text:style-name="T1"> </text:span><text:span text:style-name="T1">5</text:span><text:span text:style-name="T1">0</text:span><text:span text:style-name="T1">0</text:span><text:span text:style-name="T1">0</text:span><text:span text:style-name="T1">0</text:span><text:span text:style-name="T1">0</text:span><text:span text:style-name="T1">0</text:span><text:span text:style-name="T1">0</text:span><text:span text:style-name="T1">?</text:span>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.2cm" svg:height="1.169cm" svg:x="0.5cm" svg:y="4cm">
          <draw:text-box>
            <text:p><text:span text:style-name="T2">e</text:span><text:span text:style-name="T2">c</text:span><text:span text:style-name="T2">k</text:span><text:span text:style-name="T2">t</text:span><text:span text:style-name="T2">i</text:span><text:span text:style-name="T2">m</text:span><text:span text:style-name="T2">e</text:span><text:span text:style-name="T2">r</text:span></text:p>
          </draw:text-box>
        </draw:frame>
        <draw:line draw:style-name="gr4" draw:text-style-name="P2" draw:layer="layout" svg:x1="2.7cm" svg:y1="4.568cm" svg:x2="4.1cm" svg:y2="4.568cm">
          <text:p/>
        </draw:line>
        <draw:line draw:style-name="gr3" draw:text-style-name="P2" draw:layer="layout" svg:x1="6.1cm" svg:y1="6.368cm" svg:x2="6.5cm" svg:y2="6.368cm">
          <text:p/>
        </draw:line>
        <draw:connector draw:style-name="gr7" draw:text-style-name="P5" draw:layer="layout" draw:type="line" svg:x1="6.3cm" svg:y1="5.318cm" svg:x2="6.3cm" svg:y2="7.868cm" draw:start-shape="id1" draw:start-glue-point="2" draw:end-shape="id2" draw:end-glue-point="0" svg:d="M6300 5318v2550" svg:viewBox="0 0 1 2551">
          <text:p/>
        </draw:connector>
        <draw:line draw:style-name="gr7" draw:text-style-name="P5" draw:layer="layout" svg:x1="4.3cm" svg:y1="8.368cm" svg:x2="0.8cm" svg:y2="8.368cm">
          <text:p/>
        </draw:line>
        <draw:frame presentation:style-name="pr1" draw:text-style-name="P3" draw:layer="layout" svg:width="1cm" svg:height="0.8cm" svg:x="6.3cm" svg:y="5.968cm">
          <draw:text-box>
            <text:p><text:span text:style-name="T1">26</text:span></text:p>
          </draw:text-box>
        </draw:frame>
        <draw:frame presentation:style-name="pr4" draw:text-style-name="P4" draw:layer="layout" svg:width="2.2cm" svg:height="1.169cm" svg:x="0.4cm" svg:y="4.501cm">
          <draw:text-box>
            <text:p><text:span text:style-name="T2">rstcktimer</text:span></text:p>
          </draw:text-box>
        </draw:frame>
        <draw:line draw:style-name="gr4" draw:text-style-name="P2" draw:layer="layout" svg:x1="2.7cm" svg:y1="5.069cm" svg:x2="4.1cm" svg:y2="5.069cm">
          <text:p/>
        </draw:line>
        <draw:frame presentation:style-name="pr2" draw:text-style-name="P7" draw:layer="layout" svg:width="1.35cm" svg:height="0.967cm" svg:x="1.8cm" svg:y="7.569cm">
          <draw:text-box>
            <text:p><text:span text:style-name="T4">s</text:span><text:span text:style-name="T4">1</text:span></text:p>
          </draw:text-box>
        </draw:frame>
        <draw:frame presentation:style-name="pr2" draw:text-style-name="P4" draw:layer="layout" svg:width="1.6cm" svg:height="0.967cm" svg:x="22.8cm" svg:y="5.934cm">
          <draw:text-box>
            <text:p><text:span text:style-name="T2">rstti</text:span><text:span text:style-name="T2">me</text:span></text:p>
          </draw:text-box>
        </draw:frame>
        <draw:line draw:style-name="gr4" draw:text-style-name="P2" draw:layer="layout" svg:x1="22.7cm" svg:y1="6.9cm" svg:x2="21.3cm" svg:y2="6.9cm">
          <text:p/>
        </draw:line>
        <draw:connector draw:style-name="gr7" draw:text-style-name="P5" draw:layer="layout" draw:line-skew="3.199cm -8.386cm -1.875cm" svg:x1="26.173cm" svg:y1="12.301cm" svg:x2="19.2cm" svg:y2="6.2cm" draw:start-shape="id3" draw:start-glue-point="2" draw:end-shape="id4" draw:end-glue-point="0" svg:d="M26173 12301v3699h-12423v-12200h5450v2400" svg:viewBox="0 0 12424 12201">
          <text:p/>
        </draw:connector>
        <draw:frame presentation:style-name="pr1" draw:text-style-name="P3" draw:layer="layout" svg:width="1cm" svg:height="0.8cm" svg:x="19.188cm" svg:y="4.8cm">
          <draw:text-box>
            <text:p><text:span text:style-name="T1">8</text:span></text:p>
          </draw:text-box>
        </draw:frame>
        <draw:line draw:style-name="gr3" draw:text-style-name="P2" draw:layer="layout" svg:x1="18.988cm" svg:y1="5.2cm" svg:x2="19.388cm" svg:y2="5.2cm">
          <text:p/>
        </draw:line>
        <draw:frame draw:style-name="gr9" draw:text-style-name="P1" draw:layer="layout" svg:width="8.387cm" svg:height="6.265cm" svg:x="31.6cm" svg:y="4cm">
          <draw:image xlink:href="Pictures/100002010000015C00000104833C8AA0F9EA516E.png" xlink:type="simple" xlink:show="embed" xlink:actuate="onLoad">
            <text:p/>
          </draw:image>
        </draw:frame>
        <draw:frame draw:style-name="gr9" draw:text-style-name="P1" draw:layer="layout" svg:width="8.397cm" svg:height="6.274cm" svg:x="27.003cm" svg:y="-3.474cm">
          <draw:image xlink:href="Pictures/100002010000015C0000010413535D855EF1E264.png" xlink:type="simple" xlink:show="embed" xlink:actuate="onLoad">
            <text:p/>
          </draw:image>
        </draw:frame>
        <draw:frame draw:style-name="gr9" draw:text-style-name="P1" draw:layer="layout" svg:width="8.285cm" svg:height="6.191cm" svg:x="30cm" svg:y="12.4cm">
          <draw:image xlink:href="Pictures/100002010000015C00000104253CA2BF2F6FE50C.png" xlink:type="simple" xlink:show="embed" xlink:actuate="onLoad">
            <text:p/>
          </draw:image>
        </draw:frame>
        <draw:custom-shape draw:style-name="gr1" draw:text-style-name="P1" draw:layer="layout" svg:width="4.2cm" svg:height="1.05cm" svg:x="13.4cm" svg:y="-3.05cm">
          <text:p text:style-name="P1"><text:span text:style-name="T1">co</text:span><text:span text:style-name="T1">nta</text:span><text:span text:style-name="T1">dor</text:span><text:span text:style-name="T1">clo</text:span><text:span text:style-name="T1">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5" draw:id="id5" draw:layer="layout" svg:width="4cm" svg:height="1cm" svg:x="13.513cm" svg:y="0.5cm">
          <text:p text:style-name="P1"><text:span text:style-name="T1">= </text:span><text:span text:style-name="T1">500</text:span><text:span text:style-name="T1">000</text:span><text:span text:style-name="T1">00?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5.513cm" svg:y1="-2.05cm" svg:x2="15.513cm" svg:y2="0.5cm" draw:end-shape="id5" draw:end-glue-point="0" svg:d="M15513-2050v2550" svg:viewBox="0 0 1 2551">
          <text:p/>
        </draw:connector>
        <draw:line draw:style-name="gr7" draw:text-style-name="P5" draw:layer="layout" svg:x1="13.513cm" svg:y1="1cm" svg:x2="10.013cm" svg:y2="1cm">
          <text:p/>
        </draw:line>
        <draw:frame presentation:style-name="pr1" draw:text-style-name="P3" draw:layer="layout" svg:width="1cm" svg:height="0.8cm" svg:x="15.513cm" svg:y="-1.6cm">
          <draw:text-box>
            <text:p><text:span text:style-name="T1">26</text:span></text:p>
          </draw:text-box>
        </draw:frame>
        <draw:frame presentation:style-name="pr2" draw:text-style-name="P7" draw:layer="layout" svg:width="1.35cm" svg:height="0.967cm" svg:x="11.013cm" svg:y="0.201cm">
          <draw:text-box>
            <text:p><text:span text:style-name="T4">s1</text:span></text:p>
          </draw:text-box>
        </draw:frame>
        <presentation:notes draw:style-name="dp2">
          <draw:page-thumbnail draw:style-name="gr10" draw:layer="layout" svg:width="17cm" svg:height="9.56cm" svg:x="2cm" svg:y="2.5cm" draw:page-number="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25M15S</meta:editing-duration>
    <meta:editing-cycles>15</meta:editing-cycles>
    <meta:generator>LibreOffice/5.1.4.2$Linux_X86_64 LibreOffice_project/10m0$Build-2</meta:generator>
    <dc:title>DNA</dc:title>
    <dc:date>2018-09-27T11:39:03.142841899</dc:date>
    <meta:document-statistic meta:object-count="116"/>
  </office:meta>
</office:document-meta>
</file>